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9375in" table:align="left"/>
    </style:style>
    <style:style style:name="Table2.A" style:family="table-column">
      <style:table-column-properties style:column-width="0.2285in"/>
    </style:style>
    <style:style style:name="Table2.B" style:family="table-column">
      <style:table-column-properties style:column-width="0.2292in"/>
    </style:style>
    <style:style style:name="Table2.C" style:family="table-column">
      <style:table-column-properties style:column-width="0.2299in"/>
    </style:style>
    <style:style style:name="Table2.D" style:family="table-column">
      <style:table-column-properties style:column-width="0.25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none" fo:border-right="none" fo:border-top="none" fo:border-bottom="0.05pt solid #000000"/>
    </style:style>
    <style:style style:name="Table2.2" style:family="table-row">
      <style:table-row-properties style:min-row-height="0.2583in"/>
    </style:style>
    <style:style style:name="Table2.A2" style:family="table-cell">
      <style:table-cell-properties fo:padding="0.0382in" fo:border-left="none" fo:border-right="0.05pt solid #000000" fo:border-top="none" fo:border-bottom="none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L2" style:family="table-cell">
      <style:table-cell-properties fo:padding="0.0382in" fo:border-left="0.05pt solid #000000" fo:border-right="none" fo:border-top="none" fo:border-bottom="none"/>
    </style:style>
    <style:style style:name="Table2.9" style:family="table-row">
      <style:table-row-properties style:min-row-height="0.2549in"/>
    </style:style>
    <style:style style:name="Table2.C12" style:family="table-cell">
      <style:table-cell-properties fo:padding="0.0382in" fo:border-left="none" fo:border-right="none" fo:border-top="0.05pt solid #000000" fo:border-bottom="none"/>
    </style:style>
    <style:style style:name="Table3" style:family="table">
      <style:table-properties style:width="2.875in" table:align="left"/>
    </style:style>
    <style:style style:name="Table3.A" style:family="table-column">
      <style:table-column-properties style:column-width="0.2285in"/>
    </style:style>
    <style:style style:name="Table3.B" style:family="table-column">
      <style:table-column-properties style:column-width="0.2292in"/>
    </style:style>
    <style:style style:name="Table3.C" style:family="table-column">
      <style:table-column-properties style:column-width="0.2299in"/>
    </style:style>
    <style:style style:name="Table3.D" style:family="table-column">
      <style:table-column-properties style:column-width="0.25in"/>
    </style:style>
    <style:style style:name="Table3.L" style:family="table-column">
      <style:table-column-properties style:column-width="0.1875in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padding="0.0382in" fo:border-left="none" fo:border-right="none" fo:border-top="none" fo:border-bottom="0.05pt solid #000000"/>
    </style:style>
    <style:style style:name="Table3.2" style:family="table-row">
      <style:table-row-properties style:min-row-height="0.2583in"/>
    </style:style>
    <style:style style:name="Table3.A2" style:family="table-cell">
      <style:table-cell-properties fo:padding="0.0382in" fo:border-left="none" fo:border-right="0.05pt solid #000000" fo:border-top="none" fo:border-bottom="none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L2" style:family="table-cell">
      <style:table-cell-properties fo:padding="0.0382in" fo:border-left="0.05pt solid #000000" fo:border-right="none" fo:border-top="none" fo:border-bottom="none"/>
    </style:style>
    <style:style style:name="Table4" style:family="table">
      <style:table-properties style:width="2.875in" table:align="left"/>
    </style:style>
    <style:style style:name="Table4.A" style:family="table-column">
      <style:table-column-properties style:column-width="0.2285in"/>
    </style:style>
    <style:style style:name="Table4.B" style:family="table-column">
      <style:table-column-properties style:column-width="0.2292in"/>
    </style:style>
    <style:style style:name="Table4.C" style:family="table-column">
      <style:table-column-properties style:column-width="0.2299in"/>
    </style:style>
    <style:style style:name="Table4.D" style:family="table-column">
      <style:table-column-properties style:column-width="0.25in"/>
    </style:style>
    <style:style style:name="Table4.L" style:family="table-column">
      <style:table-column-properties style:column-width="0.1875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none" fo:border-right="none" fo:border-top="none" fo:border-bottom="0.05pt solid #000000"/>
    </style:style>
    <style:style style:name="Table4.2" style:family="table-row">
      <style:table-row-properties style:min-row-height="0.2583in"/>
    </style:style>
    <style:style style:name="Table4.A2" style:family="table-cell">
      <style:table-cell-properties fo:padding="0.0382in" fo:border-left="none" fo:border-right="0.05pt solid #000000" fo:border-top="none" fo:border-bottom="none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L2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Standard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 fo:background-color="transparent" style:shadow="none">
        <style:tab-stops/>
        <style:background-image/>
      </style:paragraph-properties>
      <style:text-properties style:font-name="DejaVu Serif" fo:font-weight="normal" officeooo:rsid="00381175" officeooo:paragraph-rsid="0038ad03" style:font-weight-asian="normal" style:font-weight-complex="normal"/>
    </style:style>
    <style:style style:name="P2" style:family="paragraph" style:parent-style-name="Standard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 fo:background-color="transparent" style:shadow="none">
        <style:tab-stops/>
        <style:background-image/>
      </style:paragraph-properties>
      <style:text-properties style:font-name="DejaVu Serif" fo:font-weight="normal" officeooo:rsid="00381175" officeooo:paragraph-rsid="003d0226" style:font-weight-asian="normal" style:font-weight-complex="normal"/>
    </style:style>
    <style:style style:name="P3" style:family="paragraph" style:parent-style-name="Standard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 fo:background-color="transparent" style:shadow="none">
        <style:tab-stops/>
        <style:background-image/>
      </style:paragraph-properties>
      <style:text-properties style:font-name="DejaVu Serif" fo:font-weight="normal" officeooo:rsid="003a7264" officeooo:paragraph-rsid="003a7264" style:font-weight-asian="normal" style:font-weight-complex="normal"/>
    </style:style>
    <style:style style:name="P4" style:family="paragraph" style:parent-style-name="Standard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 fo:background-color="transparent" style:shadow="none">
        <style:tab-stops/>
        <style:background-image/>
      </style:paragraph-properties>
      <style:text-properties style:font-name="DejaVu Serif" fo:font-weight="normal" officeooo:rsid="0040f1cf" officeooo:paragraph-rsid="0040f1cf" style:font-weight-asian="normal" style:font-weight-complex="normal"/>
    </style:style>
    <style:style style:name="P5" style:family="paragraph" style:parent-style-name="Standard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 fo:background-color="transparent" style:shadow="none">
        <style:tab-stops/>
        <style:background-image/>
      </style:paragraph-properties>
      <style:text-properties style:font-name="DejaVu Serif" fo:font-style="italic" fo:font-weight="normal" officeooo:rsid="003d0226" officeooo:paragraph-rsid="003d0226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style:font-name="DejaVu Serif" fo:font-weight="normal" officeooo:rsid="0038e0f3" officeooo:paragraph-rsid="0038e0f3" style:font-weight-asian="normal" style:font-weight-complex="normal"/>
    </style:style>
    <style:style style:name="P7" style:family="paragraph" style:parent-style-name="Standard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style:font-name="DejaVu Serif" fo:font-weight="normal" officeooo:rsid="00381175" officeooo:paragraph-rsid="0038ad03" style:font-weight-asian="normal" style:font-weight-complex="normal"/>
    </style:style>
    <style:style style:name="P8" style:family="paragraph" style:parent-style-name="Standard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style:font-name="DejaVu Serif" fo:font-weight="normal" officeooo:rsid="003d0226" officeooo:paragraph-rsid="003d0226" style:font-weight-asian="normal" style:font-weight-complex="normal"/>
    </style:style>
    <style:style style:name="P9" style:family="paragraph" style:parent-style-name="Standard" style:list-style-name="WWNum1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style:font-name="DejaVu Serif" fo:font-weight="normal" officeooo:rsid="0015d976" officeooo:paragraph-rsid="003691d2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style:font-name="DejaVu Serif" fo:font-weight="bold" officeooo:rsid="001bc15c" officeooo:paragraph-rsid="00348396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style:font-name="DejaVu Serif" fo:font-weight="bold" officeooo:rsid="001bc15c" officeooo:paragraph-rsid="00290896" style:font-weight-asian="bold" style:font-weight-complex="bold"/>
    </style:style>
    <style:style style:name="P12" style:family="paragraph" style:parent-style-name="Standard">
      <style:paragraph-properties fo:line-height="150%" fo:text-align="center" style:justify-single-word="false" fo:background-color="transparent" style:shadow="none">
        <style:tab-stops/>
        <style:background-image/>
      </style:paragraph-properties>
      <style:text-properties style:font-name="DejaVu Serif" fo:font-weight="bold" officeooo:rsid="001bc15c" officeooo:paragraph-rsid="001bc15c" style:font-weight-asian="bold" style:font-weight-complex="bold"/>
    </style:style>
    <style:style style:name="P13" style:family="paragraph" style:parent-style-name="Standard">
      <style:paragraph-properties fo:line-height="150%" fo:text-align="center" style:justify-single-word="false" fo:background-color="transparent" style:shadow="none">
        <style:tab-stops/>
        <style:background-image/>
      </style:paragraph-properties>
      <style:text-properties style:font-name="DejaVu Serif" fo:font-weight="bold" officeooo:rsid="001c7211" officeooo:paragraph-rsid="001c7211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style:font-name="DejaVu Serif" fo:font-weight="bold" officeooo:rsid="001c7211" officeooo:paragraph-rsid="001c7211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style:font-name="DejaVu Serif" fo:font-weight="normal" officeooo:rsid="001bc15c" officeooo:paragraph-rsid="001bc15c" style:font-weight-asian="normal" style:font-weight-complex="normal"/>
    </style:style>
    <style:style style:name="P16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style:font-name="DejaVu Serif" fo:font-weight="normal" officeooo:rsid="001e3211" officeooo:paragraph-rsid="001e3211" style:font-weight-asian="normal" style:font-weight-complex="normal"/>
    </style:style>
    <style:style style:name="P17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style:font-name="DejaVu Serif" fo:font-weight="normal" officeooo:rsid="0022dfbc" officeooo:paragraph-rsid="0022dfbc" style:font-weight-asian="normal" style:font-weight-complex="normal"/>
    </style:style>
    <style:style style:name="P18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style:font-name="DejaVu Serif" fo:font-weight="normal" officeooo:rsid="0038ad03" officeooo:paragraph-rsid="0038ad03" style:font-weight-asian="normal" style:font-weight-complex="normal"/>
    </style:style>
    <style:style style:name="P19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style:font-name="DejaVu Serif" fo:font-weight="normal" officeooo:rsid="001c7211" officeooo:paragraph-rsid="001c7211" style:font-weight-asian="normal" style:font-weight-complex="normal"/>
    </style:style>
    <style:style style:name="P20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style:font-name="DejaVu Serif" fo:font-weight="normal" officeooo:rsid="003c26b8" officeooo:paragraph-rsid="003c26b8" style:font-weight-asian="normal" style:font-weight-complex="normal"/>
    </style:style>
    <style:style style:name="P21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style:font-name="DejaVu Serif" fo:font-weight="normal" officeooo:rsid="00269931" officeooo:paragraph-rsid="00269931" style:font-weight-asian="normal" style:font-weight-complex="normal"/>
    </style:style>
    <style:style style:name="P22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color="#0066ff" style:font-name="DejaVu Serif" fo:font-weight="bold" officeooo:rsid="001bc15c" officeooo:paragraph-rsid="0030ccb8" style:font-weight-asian="bold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style:font-name="DejaVu Serif" fo:font-weight="bold" style:font-weight-asian="bold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style:font-name="DejaVu Serif" fo:font-weight="bold" officeooo:paragraph-rsid="004941ca" style:font-weight-asian="bold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DejaVu Serif" fo:font-weight="bold" officeooo:rsid="001ccb59" officeooo:paragraph-rsid="001ccb59" style:font-weight-asian="bold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DejaVu Serif" fo:font-weight="bold" officeooo:rsid="001ba9c2" officeooo:paragraph-rsid="001ba9c2" style:font-weight-asian="bold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DejaVu Serif" fo:font-weight="bold" officeooo:rsid="00269931" officeooo:paragraph-rsid="00269931" style:font-weight-asian="bold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DejaVu Serif" fo:font-weight="bold" officeooo:rsid="001c7211" officeooo:paragraph-rsid="001c7211" style:font-weight-asian="bold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DejaVu Serif" fo:font-weight="bold" officeooo:rsid="003691d2" officeooo:paragraph-rsid="003691d2" style:font-weight-asian="bold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DejaVu Serif" fo:font-weight="bold" officeooo:rsid="002e53a6" officeooo:paragraph-rsid="002e53a6" fo:background-color="transparent" style:font-weight-asian="bold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DejaVu Serif" fo:font-weight="bold" officeooo:rsid="002e53a6" officeooo:paragraph-rsid="001ba9c2" fo:background-color="transparent" style:font-weight-asian="bold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DejaVu Serif" fo:font-weight="normal" officeooo:rsid="001ba9c2" officeooo:paragraph-rsid="001ba9c2" style:font-weight-asian="normal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DejaVu Serif" fo:font-weight="normal" officeooo:rsid="001ba9c2" officeooo:paragraph-rsid="003691d2" style:font-weight-asian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DejaVu Serif" fo:font-weight="normal" officeooo:rsid="002f8e5d" officeooo:paragraph-rsid="002f8e5d" style:font-weight-asian="normal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DejaVu Serif" fo:font-weight="normal" officeooo:rsid="001c7211" officeooo:paragraph-rsid="001c7211" style:font-weight-asian="normal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DejaVu Serif" fo:font-weight="normal" officeooo:rsid="0026921e" officeooo:paragraph-rsid="0026921e" style:font-weight-asian="normal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DejaVu Serif" fo:font-weight="normal" officeooo:rsid="004925a1" officeooo:paragraph-rsid="004925a1" fo:background-color="transparent" style:font-weight-asian="normal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DejaVu Serif" fo:font-weight="normal" officeooo:rsid="004925a1" officeooo:paragraph-rsid="004941ca" fo:background-color="transparent" style:font-weight-asian="normal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DejaVu Serif" fo:font-weight="normal" officeooo:rsid="0045d05c" officeooo:paragraph-rsid="004925a1" fo:background-color="transparent" style:font-weight-asian="normal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DejaVu Serif" fo:font-weight="normal" officeooo:rsid="0045d05c" officeooo:paragraph-rsid="004941ca" fo:background-color="transparent" style:font-weight-asian="normal" style:font-weight-complex="normal"/>
    </style:style>
    <style:style style:name="P41" style:family="paragraph" style:parent-style-name="Standard">
      <style:paragraph-properties fo:line-height="150%" fo:text-align="center" style:justify-single-word="false"/>
      <style:text-properties style:font-name="DejaVu Serif" fo:font-weight="normal" officeooo:rsid="0045d05c" officeooo:paragraph-rsid="0045d05c" fo:background-color="transparent" style:font-weight-asian="normal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DejaVu Serif" fo:font-weight="normal" officeooo:rsid="00479add" officeooo:paragraph-rsid="00479add" fo:background-color="transparent" style:font-weight-asian="normal" style:font-weight-complex="normal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DejaVu Serif" fo:font-weight="normal" officeooo:rsid="00493372" officeooo:paragraph-rsid="00493372" fo:background-color="transparent" style:font-weight-asian="normal" style:font-weight-complex="normal"/>
    </style:style>
    <style:style style:name="P44" style:family="paragraph" style:parent-style-name="Standard" style:master-page-name="">
      <style:paragraph-properties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DejaVu Serif" fo:font-weight="bold" officeooo:rsid="001ba9c2" officeooo:paragraph-rsid="001ba9c2" style:font-weight-asian="bold" style:font-weight-complex="bold"/>
    </style:style>
    <style:style style:name="P45" style:family="paragraph" style:parent-style-name="Standard">
      <style:paragraph-properties fo:line-height="150%" fo:text-align="center" style:justify-single-word="false" fo:padding="0.0291in" fo:border-left="none" fo:border-right="none" fo:border-top="none" fo:border-bottom="0.99pt solid #000000" style:join-border="false"/>
      <style:text-properties style:font-name="DejaVu Serif" fo:font-weight="bold" officeooo:paragraph-rsid="004941ca" style:font-weight-asian="bold" style:font-weight-complex="bold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DejaVu Serif" fo:font-weight="bold" officeooo:rsid="001e3211" officeooo:paragraph-rsid="001e3211" style:font-weight-asian="bold" style:font-weight-complex="bold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DejaVu Serif" officeooo:rsid="001e3211" officeooo:paragraph-rsid="001e3211"/>
    </style:style>
    <style:style style:name="P48" style:family="paragraph" style:parent-style-name="Table_20_Contents">
      <style:paragraph-properties fo:line-height="150%" fo:text-align="justify" style:justify-single-word="false"/>
      <style:text-properties style:font-name="DejaVu Serif" officeooo:rsid="001e3211"/>
    </style:style>
    <style:style style:name="P49" style:family="paragraph" style:parent-style-name="Table_20_Contents">
      <style:paragraph-properties fo:line-height="150%" fo:text-align="justify" style:justify-single-word="false"/>
      <style:text-properties style:font-name="DejaVu Serif" officeooo:rsid="001e3211" officeooo:paragraph-rsid="001e3211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DejaVu Serif" officeooo:rsid="00381175" officeooo:paragraph-rsid="0038ad03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DejaVu Serif" officeooo:rsid="00381175" officeooo:paragraph-rsid="003d0226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DejaVu Serif" officeooo:paragraph-rsid="0038ad03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DejaVu Serif" officeooo:paragraph-rsid="003d0226"/>
    </style:style>
    <style:style style:name="P54" style:family="paragraph" style:parent-style-name="Footer">
      <style:paragraph-properties fo:line-height="150%" fo:text-align="center" style:justify-single-word="false"/>
      <style:text-properties style:font-name="DejaVu Serif" fo:font-weight="bold" officeooo:rsid="004941ca" officeooo:paragraph-rsid="004941ca" style:font-weight-asian="bold" style:font-weight-complex="bold"/>
    </style:style>
    <style:style style:name="P55" style:family="paragraph" style:parent-style-name="Footer">
      <style:paragraph-properties fo:line-height="150%" fo:text-align="center" style:justify-single-word="false"/>
      <style:text-properties style:font-name="DejaVu Serif" fo:font-weight="normal" officeooo:rsid="004941ca" officeooo:paragraph-rsid="004941ca" style:font-weight-asian="normal" style:font-weight-complex="normal"/>
    </style:style>
    <style:style style:name="P56" style:family="paragraph" style:parent-style-name="Footer">
      <style:paragraph-properties fo:text-align="end" style:justify-single-word="false" fo:background-color="transparent">
        <style:background-image/>
      </style:paragraph-properties>
      <style:text-properties style:use-window-font-color="true" officeooo:rsid="004941ca" officeooo:paragraph-rsid="004941ca"/>
    </style:style>
    <style:style style:name="T1" style:family="text">
      <style:text-properties officeooo:rsid="001bc15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90896" style:font-weight-asian="normal" style:font-weight-complex="normal"/>
    </style:style>
    <style:style style:name="T4" style:family="text">
      <style:text-properties fo:font-weight="normal" officeooo:rsid="00348396" style:font-weight-asian="normal" style:font-weight-complex="normal"/>
    </style:style>
    <style:style style:name="T5" style:family="text">
      <style:text-properties fo:font-weight="normal" officeooo:rsid="002b0ba0" style:font-weight-asian="normal" style:font-weight-complex="normal"/>
    </style:style>
    <style:style style:name="T6" style:family="text">
      <style:text-properties fo:font-weight="normal" officeooo:rsid="002b3ff6" style:font-weight-asian="normal" style:font-weight-complex="normal"/>
    </style:style>
    <style:style style:name="T7" style:family="text">
      <style:text-properties fo:font-weight="normal" officeooo:rsid="0038ad03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90896" style:font-weight-asian="bold" style:font-weight-complex="bold"/>
    </style:style>
    <style:style style:name="T10" style:family="text">
      <style:text-properties fo:font-weight="bold" officeooo:rsid="0038ad03" style:font-weight-asian="bold" style:font-weight-complex="bold"/>
    </style:style>
    <style:style style:name="T11" style:family="text">
      <style:text-properties officeooo:rsid="001ccb59"/>
    </style:style>
    <style:style style:name="T12" style:family="text">
      <style:text-properties officeooo:rsid="001e3211"/>
    </style:style>
    <style:style style:name="T13" style:family="text">
      <style:text-properties officeooo:rsid="001fa72a"/>
    </style:style>
    <style:style style:name="T14" style:family="text">
      <style:text-properties fo:font-size="18pt" officeooo:rsid="001ba9c2" style:font-size-asian="18pt" style:font-size-complex="18pt"/>
    </style:style>
    <style:style style:name="T15" style:family="text">
      <style:text-properties officeooo:rsid="0024fceb"/>
    </style:style>
    <style:style style:name="T16" style:family="text">
      <style:text-properties officeooo:rsid="00290896"/>
    </style:style>
    <style:style style:name="T17" style:family="text">
      <style:text-properties officeooo:rsid="0029a65a"/>
    </style:style>
    <style:style style:name="T18" style:family="text">
      <style:text-properties officeooo:rsid="002a8023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officeooo:rsid="004925a1"/>
    </style:style>
    <style:style style:name="T22" style:family="text">
      <style:text-properties officeooo:rsid="00493372"/>
    </style:style>
    <style:style style:name="T23" style:family="text">
      <style:text-properties officeooo:rsid="004941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pan text:style-name="T14">WORD SEARCH PUZZLE – USER GUIDE</text:span></text:p>
      <text:p text:style-name="P45"/>
      <text:p text:style-name="P23"/>
      <text:p text:style-name="P55">Oscar GUILLÉN and Patricia REINOSO. </text:p>
      <text:p text:style-name="P55">Version 1. </text:p>
      <text:p text:style-name="P55">Date 17/02/2017</text:p>
      <text:p text:style-name="P54"/>
      <text:p text:style-name="P5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Game rules for 1 player.</text:p>
      <text:p text:style-name="P25"/>
      <text:p text:style-name="P26">Object </text:p>
      <text:p text:style-name="P32">In the Word Search Puzzle game, the player finds <text:span text:style-name="T11">hidden</text:span> words on a <text:span text:style-name="T1">not-static </text:span>board full of letters. <text:span text:style-name="T1">All the words on the board are related to a subject.</text:span></text:p>
      <text:p text:style-name="P31"/>
      <text:p text:style-name="P30">How to install the game</text:p>
      <text:p text:style-name="P38">It is man<text:span text:style-name="T22">datory to have installed Python 3.4 on your pc. (For more information consult: </text:span><text:a xlink:type="simple" xlink:href="https://www.python.org/download/releases/3.4.0/"><text:span text:style-name="T22">https://www.python.org/download/releases/3.4.0/</text:span></text:a><text:span text:style-name="T22"> )</text:span></text:p>
      <text:p text:style-name="P43">Download the game from <text:span text:style-name="T23">the repository </text:span><text:a xlink:type="simple" xlink:href="https://github.com/OssyGuillen/WordSearchPuzzle">https://github.com/OssyGuillen/WordSearchPuzzle</text:a> <text:span text:style-name="T23">on a local directory.</text:span></text:p>
      <text:p text:style-name="P37"/>
      <text:p text:style-name="P30">How to execute the game</text:p>
      <text:p text:style-name="P39"><text:span text:style-name="T21">Open the command line.</text:span></text:p>
      <text:p text:style-name="P40">Go to the directory <text:span text:style-name="T23">where the game was downloaded.</text:span></text:p>
      <text:p text:style-name="P40"><text:span text:style-name="T23">Enter to the directory </text:span>WordSearchPuzzle and type:</text:p>
      <text:p text:style-name="P41"><text:span text:style-name="T8">&gt; make run</text:span></text:p>
      <text:p text:style-name="P42">The game starts immediately.</text:p>
      <text:p text:style-name="P26"/>
      <text:p text:style-name="P26">Setup</text:p>
      <text:p text:style-name="P34">A subject and a type of clue must be selected before starting the game.</text:p>
      <text:p text:style-name="P10"><text:span text:style-name="T4">A</text:span><text:span text:style-name="T5"> set of 1</text:span><text:span text:style-name="T6">0</text:span><text:span text:style-name="T5"> words is placed on a board of dimensions 10 x 10.</text:span></text:p>
      <text:p text:style-name="P33"/>
      <text:p text:style-name="P26">Gameplay</text:p>
      <text:p text:style-name="P44"/>
      <text:p text:style-name="P10">1. <text:span text:style-name="T3">After selecting the </text:span><text:span text:style-name="T7">subject</text:span><text:span text:style-name="T3"> the game starts automatically.</text:span></text:p>
      <text:p text:style-name="P11"><text:span text:style-name="T16">2. </text:span><text:span text:style-name="T2">The board and the list of words to find are displayed.</text:span></text:p>
      <text:p text:style-name="P15"><text:span text:style-name="T9">3</text:span><text:span text:style-name="T8">. </text:span>Each row can rotate horizontally and each column can rotate vertically to form words.</text:p>
      <text:p text:style-name="P15"><text:soft-page-break/><text:span text:style-name="T9">4</text:span><text:span text:style-name="T8">. </text:span>To rotate the board write on the command line the following instruction:</text:p>
      <text:p text:style-name="P12"><text:span text:style-name="T12">&gt; </text:span>rotat<text:span text:style-name="T12">e</text:span></text:p>
      <text:p text:style-name="P16">The direction of the rotation will be asked. To specify, write <text:span text:style-name="T13">on the terminal one of </text:span>the following commands:</text:p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6">Command</text:p>
          </table:table-cell>
          <table:table-cell table:style-name="Table1.B1" office:value-type="string">
            <text:p text:style-name="P46">Meaning</text:p>
          </table:table-cell>
        </table:table-row>
        <table:table-row>
          <table:table-cell table:style-name="Table1.A2" office:value-type="string">
            <text:p text:style-name="P47">up</text:p>
          </table:table-cell>
          <table:table-cell table:style-name="Table1.B2" office:value-type="string">
            <text:p text:style-name="P48">To rotate a column up</text:p>
          </table:table-cell>
        </table:table-row>
        <table:table-row>
          <table:table-cell table:style-name="Table1.A2" office:value-type="string">
            <text:p text:style-name="P47">down</text:p>
          </table:table-cell>
          <table:table-cell table:style-name="Table1.B2" office:value-type="string">
            <text:p text:style-name="P49">To rotate a column down</text:p>
          </table:table-cell>
        </table:table-row>
        <table:table-row>
          <table:table-cell table:style-name="Table1.A2" office:value-type="string">
            <text:p text:style-name="P47">right</text:p>
          </table:table-cell>
          <table:table-cell table:style-name="Table1.B2" office:value-type="string">
            <text:p text:style-name="P49">To rotate a row left</text:p>
          </table:table-cell>
        </table:table-row>
        <table:table-row>
          <table:table-cell table:style-name="Table1.A2" office:value-type="string">
            <text:p text:style-name="P47">left</text:p>
          </table:table-cell>
          <table:table-cell table:style-name="Table1.B2" office:value-type="string">
            <text:p text:style-name="P49">To rotate a row right</text:p>
          </table:table-cell>
        </table:table-row>
      </table:table>
      <text:p text:style-name="P16"/>
      <text:p text:style-name="P17">The number of the column or row (according to the direction selected) will be ask. To specify it, type the number. <text:span text:style-name="T17">Only integers are valid, the minimum number is 1 and the maximum number is 9.</text:span></text:p>
      <text:p text:style-name="P17"/>
      <text:p text:style-name="P18">For example:</text:p>
      <text:p text:style-name="P6">In this board, the word 'MONKEY' is placed, but in order to find it, the row number 2 need s to be rotated 3 spaces to left or to the right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9"/>
        <table:table-row>
          <table:table-cell table:style-name="Table2.A1" office:value-type="string">
            <text:p text:style-name="P50"/>
          </table:table-cell>
          <table:table-cell table:style-name="Table2.B1" office:value-type="string">
            <text:p text:style-name="P50">0</text:p>
          </table:table-cell>
          <table:table-cell table:style-name="Table2.B1" office:value-type="string">
            <text:p text:style-name="P50">1</text:p>
          </table:table-cell>
          <table:table-cell table:style-name="Table2.B1" office:value-type="string">
            <text:p text:style-name="P50">2</text:p>
          </table:table-cell>
          <table:table-cell table:style-name="Table2.B1" office:value-type="string">
            <text:p text:style-name="P50">3</text:p>
          </table:table-cell>
          <table:table-cell table:style-name="Table2.B1" office:value-type="string">
            <text:p text:style-name="P50">4</text:p>
          </table:table-cell>
          <table:table-cell table:style-name="Table2.B1" office:value-type="string">
            <text:p text:style-name="P50">5</text:p>
          </table:table-cell>
          <table:table-cell table:style-name="Table2.B1" office:value-type="string">
            <text:p text:style-name="P50">6</text:p>
          </table:table-cell>
          <table:table-cell table:style-name="Table2.B1" office:value-type="string">
            <text:p text:style-name="P50">7</text:p>
          </table:table-cell>
          <table:table-cell table:style-name="Table2.B1" office:value-type="string">
            <text:p text:style-name="P50">8</text:p>
          </table:table-cell>
          <table:table-cell table:style-name="Table2.B1" office:value-type="string">
            <text:p text:style-name="P50">9</text:p>
          </table:table-cell>
          <table:table-cell table:style-name="Table2.A1" office:value-type="string">
            <text:p text:style-name="P52"/>
          </table:table-cell>
        </table:table-row>
        <table:table-row table:style-name="Table2.2">
          <table:table-cell table:style-name="Table2.A2" office:value-type="string">
            <text:p text:style-name="P50">0</text:p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L2" office:value-type="string">
            <text:p text:style-name="P50">0</text:p>
          </table:table-cell>
        </table:table-row>
        <table:table-row>
          <table:table-cell table:style-name="Table2.A2" office:value-type="string">
            <text:p text:style-name="P50">1</text:p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L2" office:value-type="string">
            <text:p text:style-name="P50">1</text:p>
          </table:table-cell>
        </table:table-row>
        <table:table-row>
          <table:table-cell table:style-name="Table2.A2" office:value-type="string">
            <text:p text:style-name="P50">2</text:p>
          </table:table-cell>
          <table:table-cell table:style-name="Table2.B2" office:value-type="string">
            <text:p text:style-name="P50">K</text:p>
          </table:table-cell>
          <table:table-cell table:style-name="Table2.B2" office:value-type="string">
            <text:p text:style-name="P50">E</text:p>
          </table:table-cell>
          <table:table-cell table:style-name="Table2.B2" office:value-type="string">
            <text:p text:style-name="P50">Y</text:p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0">M</text:p>
          </table:table-cell>
          <table:table-cell table:style-name="Table2.B2" office:value-type="string">
            <text:p text:style-name="P50">O</text:p>
          </table:table-cell>
          <table:table-cell table:style-name="Table2.B2" office:value-type="string">
            <text:p text:style-name="P50">N</text:p>
          </table:table-cell>
          <table:table-cell table:style-name="Table2.L2" office:value-type="string">
            <text:p text:style-name="P50">2</text:p>
          </table:table-cell>
        </table:table-row>
        <table:table-row>
          <table:table-cell table:style-name="Table2.A2" office:value-type="string">
            <text:p text:style-name="P50">3</text:p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L2" office:value-type="string">
            <text:p text:style-name="P50">3</text:p>
          </table:table-cell>
        </table:table-row>
        <table:table-row>
          <table:table-cell table:style-name="Table2.A2" office:value-type="string">
            <text:p text:style-name="P50">4</text:p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L2" office:value-type="string">
            <text:p text:style-name="P50">4</text:p>
          </table:table-cell>
        </table:table-row>
        <table:table-row>
          <table:table-cell table:style-name="Table2.A2" office:value-type="string">
            <text:p text:style-name="P50">5</text:p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L2" office:value-type="string">
            <text:p text:style-name="P50">5</text:p>
          </table:table-cell>
        </table:table-row>
        <table:table-row>
          <table:table-cell table:style-name="Table2.A2" office:value-type="string">
            <text:p text:style-name="P50">6</text:p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L2" office:value-type="string">
            <text:p text:style-name="P50">6</text:p>
          </table:table-cell>
        </table:table-row>
        <table:table-row table:style-name="Table2.9">
          <table:table-cell table:style-name="Table2.A2" office:value-type="string">
            <text:p text:style-name="P50">7</text:p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L2" office:value-type="string">
            <text:p text:style-name="P50">7</text:p>
          </table:table-cell>
        </table:table-row>
        <table:table-row>
          <table:table-cell table:style-name="Table2.A2" office:value-type="string">
            <text:p text:style-name="P50">8</text:p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L2" office:value-type="string">
            <text:p text:style-name="P50">8</text:p>
          </table:table-cell>
        </table:table-row>
        <table:table-row>
          <table:table-cell table:style-name="Table2.A2" office:value-type="string">
            <text:p text:style-name="P50">9</text:p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2"/>
          </table:table-cell>
          <table:table-cell table:style-name="Table2.L2" office:value-type="string">
            <text:p text:style-name="P50">9</text:p>
          </table:table-cell>
        </table:table-row>
        <table:table-row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50">0</text:p>
          </table:table-cell>
          <table:table-cell table:style-name="Table2.C12" office:value-type="string">
            <text:p text:style-name="P50">1</text:p>
          </table:table-cell>
          <table:table-cell table:style-name="Table2.C12" office:value-type="string">
            <text:p text:style-name="P50">2</text:p>
          </table:table-cell>
          <table:table-cell table:style-name="Table2.C12" office:value-type="string">
            <text:p text:style-name="P50">3</text:p>
          </table:table-cell>
          <table:table-cell table:style-name="Table2.C12" office:value-type="string">
            <text:p text:style-name="P50">4</text:p>
          </table:table-cell>
          <table:table-cell table:style-name="Table2.C12" office:value-type="string">
            <text:p text:style-name="P50">5</text:p>
          </table:table-cell>
          <table:table-cell table:style-name="Table2.C12" office:value-type="string">
            <text:p text:style-name="P50">6</text:p>
          </table:table-cell>
          <table:table-cell table:style-name="Table2.C12" office:value-type="string">
            <text:p text:style-name="P50">7</text:p>
          </table:table-cell>
          <table:table-cell table:style-name="Table2.C12" office:value-type="string">
            <text:p text:style-name="P50">8</text:p>
          </table:table-cell>
          <table:table-cell table:style-name="Table2.C12" office:value-type="string">
            <text:p text:style-name="P50">9</text:p>
          </table:table-cell>
          <table:table-cell table:style-name="Table2.A1" office:value-type="string">
            <text:p text:style-name="P52"/>
          </table:table-cell>
        </table:table-row>
      </table:table>
      <text:p text:style-name="P7"><text:soft-page-break/><text:span text:style-name="T19">Action [rotate|find|help|exit] ?</text:span> <text:s text:c="7"/><text:span text:style-name="T10">r</text:span><text:span text:style-name="T8">otate</text:span></text:p>
      <text:p text:style-name="P7"><text:span text:style-name="T19">Direction [up|down|right|left] ? <text:s text:c="6"/></text:span><text:span text:style-name="T10">l</text:span><text:span text:style-name="T8">eft</text:span></text:p>
      <text:p text:style-name="P7"><text:span text:style-name="T19">Row number ?</text:span> <text:s text:c="5"/><text:span text:style-name="T8">2</text:span></text:p>
      <text:p text:style-name="P7"><text:span text:style-name="T19">Spaces ?</text:span> <text:s text:c="4"/><text:span text:style-name="T8">3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8"/>
        <table:table-column table:style-name="Table3.L"/>
        <table:table-row>
          <table:table-cell table:style-name="Table3.A1" office:value-type="string">
            <text:p text:style-name="P50"/>
          </table:table-cell>
          <table:table-cell table:style-name="Table3.B1" office:value-type="string">
            <text:p text:style-name="P50">0</text:p>
          </table:table-cell>
          <table:table-cell table:style-name="Table3.B1" office:value-type="string">
            <text:p text:style-name="P50">1</text:p>
          </table:table-cell>
          <table:table-cell table:style-name="Table3.B1" office:value-type="string">
            <text:p text:style-name="P50">2</text:p>
          </table:table-cell>
          <table:table-cell table:style-name="Table3.B1" office:value-type="string">
            <text:p text:style-name="P50">3</text:p>
          </table:table-cell>
          <table:table-cell table:style-name="Table3.B1" office:value-type="string">
            <text:p text:style-name="P50">4</text:p>
          </table:table-cell>
          <table:table-cell table:style-name="Table3.B1" office:value-type="string">
            <text:p text:style-name="P50">5</text:p>
          </table:table-cell>
          <table:table-cell table:style-name="Table3.B1" office:value-type="string">
            <text:p text:style-name="P50">6</text:p>
          </table:table-cell>
          <table:table-cell table:style-name="Table3.B1" office:value-type="string">
            <text:p text:style-name="P50">7</text:p>
          </table:table-cell>
          <table:table-cell table:style-name="Table3.B1" office:value-type="string">
            <text:p text:style-name="P50">8</text:p>
          </table:table-cell>
          <table:table-cell table:style-name="Table3.B1" office:value-type="string">
            <text:p text:style-name="P50">9</text:p>
          </table:table-cell>
          <table:table-cell table:style-name="Table3.A1" office:value-type="string">
            <text:p text:style-name="P52"/>
          </table:table-cell>
        </table:table-row>
        <table:table-row table:style-name="Table3.2">
          <table:table-cell table:style-name="Table3.A2" office:value-type="string">
            <text:p text:style-name="P50">0</text:p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L2" office:value-type="string">
            <text:p text:style-name="P50">0</text:p>
          </table:table-cell>
        </table:table-row>
        <table:table-row>
          <table:table-cell table:style-name="Table3.A2" office:value-type="string">
            <text:p text:style-name="P50">1</text:p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L2" office:value-type="string">
            <text:p text:style-name="P50">1</text:p>
          </table:table-cell>
        </table:table-row>
        <table:table-row>
          <table:table-cell table:style-name="Table3.A2" office:value-type="string">
            <text:p text:style-name="P50">2</text:p>
          </table:table-cell>
          <table:table-cell table:style-name="Table3.B2" office:value-type="string">
            <text:p text:style-name="P50"/>
          </table:table-cell>
          <table:table-cell table:style-name="Table3.B2" office:value-type="string">
            <text:p text:style-name="P50"/>
          </table:table-cell>
          <table:table-cell table:style-name="Table3.B2" office:value-type="string">
            <text:p text:style-name="P50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0">M</text:p>
          </table:table-cell>
          <table:table-cell table:style-name="Table3.B2" office:value-type="string">
            <text:p text:style-name="P50">O</text:p>
          </table:table-cell>
          <table:table-cell table:style-name="Table3.B2" office:value-type="string">
            <text:p text:style-name="P50">N</text:p>
          </table:table-cell>
          <table:table-cell table:style-name="Table3.B2" office:value-type="string">
            <text:p text:style-name="P50">K</text:p>
          </table:table-cell>
          <table:table-cell table:style-name="Table3.B2" office:value-type="string">
            <text:p text:style-name="P50">E</text:p>
          </table:table-cell>
          <table:table-cell table:style-name="Table3.B2" office:value-type="string">
            <text:p text:style-name="P50">Y</text:p>
          </table:table-cell>
          <table:table-cell table:style-name="Table3.L2" office:value-type="string">
            <text:p text:style-name="P50">2</text:p>
          </table:table-cell>
        </table:table-row>
        <table:table-row>
          <table:table-cell table:style-name="Table3.A2" office:value-type="string">
            <text:p text:style-name="P50">3</text:p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L2" office:value-type="string">
            <text:p text:style-name="P50">3</text:p>
          </table:table-cell>
        </table:table-row>
        <table:table-row>
          <table:table-cell table:style-name="Table3.A2" office:value-type="string">
            <text:p text:style-name="P50">4</text:p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L2" office:value-type="string">
            <text:p text:style-name="P50">4</text:p>
          </table:table-cell>
        </table:table-row>
        <table:table-row>
          <table:table-cell table:style-name="Table3.A2" office:value-type="string">
            <text:p text:style-name="P50">5</text:p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L2" office:value-type="string">
            <text:p text:style-name="P50">5</text:p>
          </table:table-cell>
        </table:table-row>
        <table:table-row>
          <table:table-cell table:style-name="Table3.A2" office:value-type="string">
            <text:p text:style-name="P50">6</text:p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L2" office:value-type="string">
            <text:p text:style-name="P50">6</text:p>
          </table:table-cell>
        </table:table-row>
        <table:table-row>
          <table:table-cell table:style-name="Table3.A2" office:value-type="string">
            <text:p text:style-name="P50">7</text:p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B2" office:value-type="string">
            <text:p text:style-name="P52"/>
          </table:table-cell>
          <table:table-cell table:style-name="Table3.L2" office:value-type="string">
            <text:p text:style-name="P50">7</text:p>
          </table:table-cell>
        </table:table-row>
      </table:table>
      <text:p text:style-name="P1"/>
      <text:p text:style-name="P3">Now the word can be find. As it is explained next.</text:p>
      <text:p text:style-name="P19"><text:span text:style-name="T9">5</text:span><text:span text:style-name="T8">. </text:span>The words are placed horizontally or vertically. <text:span text:style-name="T18">The words are never placed backwards.</text:span></text:p>
      <text:p text:style-name="P19"><text:span text:style-name="T9">6</text:span><text:span text:style-name="T8">. </text:span>To find a word on the board, type the following instruction:</text:p>
      <text:p text:style-name="P13"><text:span text:style-name="T12">&gt; </text:span>find</text:p>
      <text:p text:style-name="P17">The initial and the final cell will be ask. Type the numbers corresponding to <text:span text:style-name="T15">their</text:span> column and row. <text:span text:style-name="T18">The numbers must be integers and must be inside the board.</text:span></text:p>
      <text:p text:style-name="P17"/>
      <text:p text:style-name="P20">For example:</text:p>
      <text:p text:style-name="P8">To find the word 'MONKEY' on this board, the initial and the final cell are asked. Therefore, row number 2 and column number 4 form the initial cell, and row number 2 and column number 9 form the final cell.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8"/>
        <table:table-column table:style-name="Table4.L"/>
        <text:soft-page-break/>
        <table:table-row>
          <table:table-cell table:style-name="Table4.A1" office:value-type="string">
            <text:p text:style-name="P51"/>
          </table:table-cell>
          <table:table-cell table:style-name="Table4.B1" office:value-type="string">
            <text:p text:style-name="P51">0</text:p>
          </table:table-cell>
          <table:table-cell table:style-name="Table4.B1" office:value-type="string">
            <text:p text:style-name="P51">1</text:p>
          </table:table-cell>
          <table:table-cell table:style-name="Table4.B1" office:value-type="string">
            <text:p text:style-name="P51">2</text:p>
          </table:table-cell>
          <table:table-cell table:style-name="Table4.B1" office:value-type="string">
            <text:p text:style-name="P51">3</text:p>
          </table:table-cell>
          <table:table-cell table:style-name="Table4.B1" office:value-type="string">
            <text:p text:style-name="P51">4</text:p>
          </table:table-cell>
          <table:table-cell table:style-name="Table4.B1" office:value-type="string">
            <text:p text:style-name="P51">5</text:p>
          </table:table-cell>
          <table:table-cell table:style-name="Table4.B1" office:value-type="string">
            <text:p text:style-name="P51">6</text:p>
          </table:table-cell>
          <table:table-cell table:style-name="Table4.B1" office:value-type="string">
            <text:p text:style-name="P51">7</text:p>
          </table:table-cell>
          <table:table-cell table:style-name="Table4.B1" office:value-type="string">
            <text:p text:style-name="P51">8</text:p>
          </table:table-cell>
          <table:table-cell table:style-name="Table4.B1" office:value-type="string">
            <text:p text:style-name="P51">9</text:p>
          </table:table-cell>
          <table:table-cell table:style-name="Table4.A1" office:value-type="string">
            <text:p text:style-name="P53"/>
          </table:table-cell>
        </table:table-row>
        <table:table-row table:style-name="Table4.2">
          <table:table-cell table:style-name="Table4.A2" office:value-type="string">
            <text:p text:style-name="P51">0</text:p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L2" office:value-type="string">
            <text:p text:style-name="P51">0</text:p>
          </table:table-cell>
        </table:table-row>
        <table:table-row>
          <table:table-cell table:style-name="Table4.A2" office:value-type="string">
            <text:p text:style-name="P51">1</text:p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L2" office:value-type="string">
            <text:p text:style-name="P51">1</text:p>
          </table:table-cell>
        </table:table-row>
        <table:table-row>
          <table:table-cell table:style-name="Table4.A2" office:value-type="string">
            <text:p text:style-name="P51">2</text:p>
          </table:table-cell>
          <table:table-cell table:style-name="Table4.B2" office:value-type="string">
            <text:p text:style-name="P51"/>
          </table:table-cell>
          <table:table-cell table:style-name="Table4.B2" office:value-type="string">
            <text:p text:style-name="P51"/>
          </table:table-cell>
          <table:table-cell table:style-name="Table4.B2" office:value-type="string">
            <text:p text:style-name="P51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1">M</text:p>
          </table:table-cell>
          <table:table-cell table:style-name="Table4.B2" office:value-type="string">
            <text:p text:style-name="P51">O</text:p>
          </table:table-cell>
          <table:table-cell table:style-name="Table4.B2" office:value-type="string">
            <text:p text:style-name="P51">N</text:p>
          </table:table-cell>
          <table:table-cell table:style-name="Table4.B2" office:value-type="string">
            <text:p text:style-name="P51">K</text:p>
          </table:table-cell>
          <table:table-cell table:style-name="Table4.B2" office:value-type="string">
            <text:p text:style-name="P51">E</text:p>
          </table:table-cell>
          <table:table-cell table:style-name="Table4.B2" office:value-type="string">
            <text:p text:style-name="P51">Y</text:p>
          </table:table-cell>
          <table:table-cell table:style-name="Table4.L2" office:value-type="string">
            <text:p text:style-name="P51">2</text:p>
          </table:table-cell>
        </table:table-row>
        <table:table-row>
          <table:table-cell table:style-name="Table4.A2" office:value-type="string">
            <text:p text:style-name="P51">3</text:p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L2" office:value-type="string">
            <text:p text:style-name="P51">3</text:p>
          </table:table-cell>
        </table:table-row>
        <table:table-row>
          <table:table-cell table:style-name="Table4.A2" office:value-type="string">
            <text:p text:style-name="P51">4</text:p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L2" office:value-type="string">
            <text:p text:style-name="P51">4</text:p>
          </table:table-cell>
        </table:table-row>
        <table:table-row>
          <table:table-cell table:style-name="Table4.A2" office:value-type="string">
            <text:p text:style-name="P51">5</text:p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L2" office:value-type="string">
            <text:p text:style-name="P51">5</text:p>
          </table:table-cell>
        </table:table-row>
        <table:table-row>
          <table:table-cell table:style-name="Table4.A2" office:value-type="string">
            <text:p text:style-name="P51">6</text:p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L2" office:value-type="string">
            <text:p text:style-name="P51">6</text:p>
          </table:table-cell>
        </table:table-row>
        <table:table-row>
          <table:table-cell table:style-name="Table4.A2" office:value-type="string">
            <text:p text:style-name="P51">7</text:p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L2" office:value-type="string">
            <text:p text:style-name="P51">7</text:p>
          </table:table-cell>
        </table:table-row>
      </table:table>
      <text:p text:style-name="P2"/>
      <text:p text:style-name="P5">Please, insert the coordinates of the initial cell: </text:p>
      <text:p text:style-name="P5">Row number ? <text:s text:c="9"/><text:span text:style-name="T20">2 </text:span></text:p>
      <text:p text:style-name="P5">Column number ? <text:s text:c="6"/><text:span text:style-name="T20">4 </text:span></text:p>
      <text:p text:style-name="P5">Please, insert the coordinates of the final cell: </text:p>
      <text:p text:style-name="P5">Row number ? <text:s text:c="7"/><text:span text:style-name="T20">2 </text:span></text:p>
      <text:p text:style-name="P5">Column number ? <text:s text:c="6"/><text:span text:style-name="T20">9</text:span> </text:p>
      <text:p text:style-name="P4">The word 'MONKEY' will be extracted from the board and evaluated. </text:p>
      <text:p text:style-name="P4"/>
      <text:p text:style-name="P19"><text:span text:style-name="T9">7</text:span><text:span text:style-name="T8">. </text:span>To display the instructions type the following command:</text:p>
      <text:p text:style-name="P13"><text:span text:style-name="T12">&gt; </text:span>help</text:p>
      <text:p text:style-name="P22"/>
      <text:p text:style-name="P14"><text:span text:style-name="T16">8</text:span>. Ending the game:<text:span text:style-name="T2"> the game ends when all the words of the list are found. <text:s/>To end the game before finding all the words, type the following command:</text:span></text:p>
      <text:p text:style-name="P13"><text:span text:style-name="T12">&gt; </text:span>exit</text:p>
      <text:p text:style-name="P21">After this, it is possible to start a new game or exit the program.</text:p>
      <text:p text:style-name="P27"/>
      <text:p text:style-name="P28"><text:soft-page-break/>How to win</text:p>
      <text:p text:style-name="P35">Find all the words on the board.</text:p>
      <text:p text:style-name="P36">After winning the game, it is possible to start a new game or exit.</text:p>
      <text:p text:style-name="P36"/>
      <text:p text:style-name="P29">Attention:</text:p>
      <text:list xml:id="list3336550396007846529" text:style-name="WWNum1">
        <text:list-item>
          <text:list>
            <text:list-header>
              <text:p text:style-name="P9">Spaces at the beginning or at the end of the word are considered as part of the command and will make it invalid. 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 fo:font-weight="bold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fo:background-color="transparent">
        <style:background-image/>
      </style:paragraph-properties>
      <style:text-properties style:use-window-font-color="true" officeooo:rsid="004941ca" officeooo:paragraph-rsid="004941c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ty </meta:initial-creator>
    <meta:creation-date>2017-02-08T23:00:30.694192003</meta:creation-date>
    <dc:date>2017-02-17T11:20:35.494476156</dc:date>
    <dc:creator>Patty </dc:creator>
    <meta:editing-duration>PT1H53M26S</meta:editing-duration>
    <meta:editing-cycles>49</meta:editing-cycles>
    <meta:generator>LibreOffice/4.2.8.2$Linux_X86_64 LibreOffice_project/420m0$Build-2</meta:generator>
    <meta:document-statistic meta:table-count="4" meta:image-count="0" meta:object-count="0" meta:page-count="6" meta:paragraph-count="179" meta:word-count="693" meta:character-count="3329" meta:non-whitespace-character-count="2749"/>
  </office:meta>
</office:document-meta>
</file>